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6">
            <text:p>ANU-10746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5880.0">
            <text:p>15880.0</text:p>
          </table:table-cell>
          <table:table-cell office:value-type="float" office:value="160.0">
            <text:p>160.0</text:p>
          </table:table-cell>
          <table:table-cell office:value-type="string" office:value="Ctenocardia fornicarta, Paphia undulata, Marca japonica">
            <text:p>Ctenocardia fornicarta, Paphia undulata, Marca japonic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9.94">
            <text:p>-99.9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6022">
            <text:p>YAUT-016022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750.0">
            <text:p>1675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9.53">
            <text:p>-109.5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9">
            <text:p>YAUT-01003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2010.0">
            <text:p>2201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2.4">
            <text:p>-102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8">
            <text:p>YAUT-010038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00.0">
            <text:p>1780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26">
            <text:p>-108.2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13">
            <text:p>YAUT-010013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0010.0">
            <text:p>20010.0</text:p>
          </table:table-cell>
          <table:table-cell office:value-type="float" office:value="80.0">
            <text:p>8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1.6">
            <text:p>-101.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4">
            <text:p>YAUT-008624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820.0">
            <text:p>1582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6.55">
            <text:p>-116.5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1">
            <text:p>YAUT-00862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300.0">
            <text:p>1530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6.5">
            <text:p>-1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0">
            <text:p>YAUT-008620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410.0">
            <text:p>15410.0</text:p>
          </table:table-cell>
          <table:table-cell office:value-type="float" office:value="90.0">
            <text:p>9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6.44">
            <text:p>-116.4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19">
            <text:p>YAUT-00861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8510.0">
            <text:p>1851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06.82">
            <text:p>-106.8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1">
            <text:p>YAUT-02170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030.0">
            <text:p>1603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6.8">
            <text:p>-11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4">
            <text:p>YAUT-00412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760.0">
            <text:p>17760.0</text:p>
          </table:table-cell>
          <table:table-cell office:value-type="float" office:value="110.0">
            <text:p>11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59">
            <text:p>-106.5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2">
            <text:p>YAUT-004122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180.0">
            <text:p>1718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3.71">
            <text:p>-113.7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1">
            <text:p>YAUT-004121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840.0">
            <text:p>1684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3.66">
            <text:p>-113.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0">
            <text:p>YAUT-004120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600.0">
            <text:p>1660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3.61">
            <text:p>-113.6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6">
            <text:p>YAUT-004006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570.0">
            <text:p>11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0.480000000000004">
            <text:p>-60.48000000000000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5">
            <text:p>YAUT-0040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320.0">
            <text:p>113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0.400000000000006">
            <text:p>-60.40000000000000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905">
            <text:p>YAUT-0039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60.34">
            <text:p>-60.3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7">
            <text:p>YAUT-003127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20.0">
            <text:p>17820.0</text:p>
          </table:table-cell>
          <table:table-cell office:value-type="float" office:value="130.0">
            <text:p>13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29">
            <text:p>-108.2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2">
            <text:p>YAUT-003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080.0">
            <text:p>17080.0</text:p>
          </table:table-cell>
          <table:table-cell office:value-type="float" office:value="90.0">
            <text:p>9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54">
            <text:p>-107.5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3">
            <text:p>YAUT-004123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490.0">
            <text:p>1749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36">
            <text:p>-106.3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5">
            <text:p>YAUT-021705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440.0">
            <text:p>1644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6">
            <text:p>YAUT-021706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680.0">
            <text:p>166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9.49">
            <text:p>-109.4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7">
            <text:p>YAUT-0217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20.0">
            <text:p>1752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1.87">
            <text:p>-111.8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2">
            <text:p>YAUT-02883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60.0">
            <text:p>1606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3.36">
            <text:p>-113.3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29">
            <text:p>YAUT-028829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40.0">
            <text:p>1754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68">
            <text:p>-106.68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7">
            <text:p>YAUT-02512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14960.0">
            <text:p>149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08.57">
            <text:p>-108.5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5">
            <text:p>YAUT-025125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1170.0">
            <text:p>21170.0</text:p>
          </table:table-cell>
          <table:table-cell office:value-type="float" office:value="60.0">
            <text:p>6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2.35">
            <text:p>-102.3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4">
            <text:p>YAUT-025124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9370.0">
            <text:p>1937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0.24">
            <text:p>-100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2">
            <text:p>YAUT-025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260.0">
            <text:p>1726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69">
            <text:p>-107.6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1">
            <text:p>YAUT-025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30.0">
            <text:p>169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33">
            <text:p>-107.3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8">
            <text:p>YAUT-02511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90.0">
            <text:p>17090.0</text:p>
          </table:table-cell>
          <table:table-cell office:value-type="float" office:value="50.0">
            <text:p>5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1.96">
            <text:p>-111.9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4">
            <text:p>YAUT-025114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90.0">
            <text:p>180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0.26">
            <text:p>-110.2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2">
            <text:p>YAUT-02511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50.0">
            <text:p>180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9.25">
            <text:p>-109.2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1">
            <text:p>YAUT-02511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50.0">
            <text:p>178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24">
            <text:p>-108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5">
            <text:p>YAUT-025105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10.0">
            <text:p>1791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46">
            <text:p>-106.4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4">
            <text:p>YAUT-025104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90.0">
            <text:p>179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1">
            <text:p>-106.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1">
            <text:p>YAUT-02510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880.0">
            <text:p>178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5.65">
            <text:p>-105.6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7">
            <text:p>YAUT-02393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90.0">
            <text:p>2189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2.42">
            <text:p>-102.4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6">
            <text:p>YAUT-023936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10.0">
            <text:p>2181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1.69">
            <text:p>-101.6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3">
            <text:p>YAUT-02393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70.0">
            <text:p>7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49">
            <text:p>-115.4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11">
            <text:p>YAUT-02331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50.0">
            <text:p>1755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0.68">
            <text:p>-110.68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07">
            <text:p>YAUT-0233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4290.0">
            <text:p>14290.0</text:p>
          </table:table-cell>
          <table:table-cell office:value-type="float" office:value="40.0">
            <text:p>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6.18">
            <text:p>-116.1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1">
            <text:p>YAUT-003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60.0">
            <text:p>1696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44">
            <text:p>-107.4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11">
            <text:p>YAUT-0031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000.0">
            <text:p>19000.0</text:p>
          </table:table-cell>
          <table:table-cell office:value-type="float" office:value="80.0">
            <text:p>80.0</text:p>
          </table:table-cell>
          <table:table-cell office:value-type="string" office:value="Abra sp.">
            <text:p>Abr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24.65">
            <text:p>-124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08">
            <text:p>YAUT-00310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690.0">
            <text:p>17690.0</text:p>
          </table:table-cell>
          <table:table-cell office:value-type="float" office:value="80.0">
            <text:p>80.0</text:p>
          </table:table-cell>
          <table:table-cell office:value-type="string" office:value="Anadara sp, Paphia undulata">
            <text:p>Anadara sp, 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6.75">
            <text:p>-116.7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1">
            <text:p>YAUT-00271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60.0">
            <text:p>170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1.45">
            <text:p>-111.4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506">
            <text:p>ANUA-950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750.0">
            <text:p>24750.0</text:p>
          </table:table-cell>
          <table:table-cell office:value-type="float" office:value="440.0">
            <text:p>4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1">
            <text:p>-121.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404">
            <text:p>ANUA-940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070.0">
            <text:p>15070.0</text:p>
          </table:table-cell>
          <table:table-cell office:value-type="float" office:value="160.0">
            <text:p>16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2.85">
            <text:p>-102.8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24">
            <text:p>ANUA-932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980.0">
            <text:p>1598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2.9">
            <text:p>-102.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9">
            <text:p>ANUA-9319</text:p>
          </table:table-cell>
          <table:table-cell office:value-type="float" office:value="-12.64">
            <text:p>-12.64</text:p>
          </table:table-cell>
          <table:table-cell office:value-type="float" office:value="128.61">
            <text:p>128.61</text:p>
          </table:table-cell>
          <table:table-cell office:value-type="float" office:value="11590.0">
            <text:p>11590.0</text:p>
          </table:table-cell>
          <table:table-cell office:value-type="float" office:value="180.0">
            <text:p>18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7.6">
            <text:p>-97.6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8">
            <text:p>ANUA-9318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8390.0">
            <text:p>1839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6">
            <text:p>-115.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7">
            <text:p>ANUA-931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8040.0">
            <text:p>18040.0</text:p>
          </table:table-cell>
          <table:table-cell office:value-type="float" office:value="150.0">
            <text:p>1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2.9">
            <text:p>-122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4">
            <text:p>ANUA-9304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100.0">
            <text:p>24100.0</text:p>
          </table:table-cell>
          <table:table-cell office:value-type="float" office:value="230.0">
            <text:p>2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0.80000000000001">
            <text:p>-120.8000000000000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3">
            <text:p>ANUA-9303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24060.0">
            <text:p>24060.0</text:p>
          </table:table-cell>
          <table:table-cell office:value-type="float" office:value="240.0">
            <text:p>2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23.4">
            <text:p>-123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4">
            <text:p>YAUT-02883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80.0">
            <text:p>1758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32">
            <text:p>-106.3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6">
            <text:p>ANUA-8816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6730.0">
            <text:p>16730.0</text:p>
          </table:table-cell>
          <table:table-cell office:value-type="float" office:value="250.0">
            <text:p>2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3">
            <text:p>-115.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31">
            <text:p>ANUA-7531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690.0">
            <text:p>16690.0</text:p>
          </table:table-cell>
          <table:table-cell office:value-type="float" office:value="190.0">
            <text:p>19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9">
            <text:p>-121.7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16">
            <text:p>ANUA-751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11810.0">
            <text:p>11810.0</text:p>
          </table:table-cell>
          <table:table-cell office:value-type="float" office:value="130.0">
            <text:p>1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0.37">
            <text:p>-120.3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30">
            <text:p>ANUA-693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7360.0">
            <text:p>17360.0</text:p>
          </table:table-cell>
          <table:table-cell office:value-type="float" office:value="230.0">
            <text:p>23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2.7">
            <text:p>-122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28">
            <text:p>ANUA-6928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240.0">
            <text:p>16240.0</text:p>
          </table:table-cell>
          <table:table-cell office:value-type="float" office:value="240.0">
            <text:p>2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00">
            <text:p>ANUA-690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1410.0">
            <text:p>1141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8.42">
            <text:p>-118.4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807">
            <text:p>ANUA-680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540.0">
            <text:p>1654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50">
            <text:p>ANU-10750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720.0">
            <text:p>14720.0</text:p>
          </table:table-cell>
          <table:table-cell office:value-type="float" office:value="160.0">
            <text:p>160.0</text:p>
          </table:table-cell>
          <table:table-cell office:value-type="string" office:value="Ctenocardia fornicarta">
            <text:p>Ctenocardia fornicar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9.76">
            <text:p>-99.7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7">
            <text:p>ANU-10747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910.0">
            <text:p>14910.0</text:p>
          </table:table-cell>
          <table:table-cell office:value-type="float" office:value="210.0">
            <text:p>210.0</text:p>
          </table:table-cell>
          <table:table-cell office:value-type="string" office:value="Ctenocardia fornicarta, Paphia undulata">
            <text:p>Ctenocardia fornicarta, 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9.85">
            <text:p>-99.8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3">
            <text:p>ANUA-8813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4160.0">
            <text:p>1416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1.63">
            <text:p>-111.6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4">
            <text:p>B274-C120806-4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70.0">
            <text:p>14370.0</text:p>
          </table:table-cell>
          <table:table-cell office:value-type="float" office:value="80.0">
            <text:p>80.0</text:p>
          </table:table-cell>
          <table:table-cell office:value-type="string" office:value="Semicassis bisulcata">
            <text:p>Semicassis bisulc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89.25">
            <text:p>-89.2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3">
            <text:p>B274-C120806-3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80.0">
            <text:p>1438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0.14">
            <text:p>-90.1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7">
            <text:p>YAUT-000817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24510.0">
            <text:p>24510.0</text:p>
          </table:table-cell>
          <table:table-cell office:value-type="float" office:value="170.0">
            <text:p>170.0</text:p>
          </table:table-cell>
          <table:table-cell office:value-type="string" office:value="Cucurbituls cymbium">
            <text:p>Cucurbituls cymbium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24.88">
            <text:p>-124.8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0">
            <text:p>YAUT-002710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10.0">
            <text:p>1711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1.74">
            <text:p>-111.7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9">
            <text:p>YAUT-002709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30.0">
            <text:p>170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1.6">
            <text:p>-11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8">
            <text:p>YAUT-00270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5700.0">
            <text:p>1570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11.37">
            <text:p>-111.3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21">
            <text:p>YAUT-002121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490.0">
            <text:p>1249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88.22">
            <text:p>-88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19">
            <text:p>YAUT-002119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930.0">
            <text:p>12930.0</text:p>
          </table:table-cell>
          <table:table-cell office:value-type="float" office:value="150.0">
            <text:p>150.0</text:p>
          </table:table-cell>
          <table:table-cell office:value-type="string" office:value="Placamen gravescens">
            <text:p>Placamen gravescen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80.84">
            <text:p>-80.8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06">
            <text:p>YAUT-002106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70.0">
            <text:p>17170.0</text:p>
          </table:table-cell>
          <table:table-cell office:value-type="float" office:value="120.0">
            <text:p>12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4.71">
            <text:p>-104.7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30">
            <text:p>YAUT-00173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10.0">
            <text:p>16210.0</text:p>
          </table:table-cell>
          <table:table-cell office:value-type="float" office:value="170.0">
            <text:p>1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3.24">
            <text:p>-113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1">
            <text:p>YAUT-0008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8330.0">
            <text:p>18330.0</text:p>
          </table:table-cell>
          <table:table-cell office:value-type="float" office:value="120.0">
            <text:p>120.0</text:p>
          </table:table-cell>
          <table:table-cell office:value-type="string" office:value="Anadara sp.">
            <text:p>Anadar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24.63">
            <text:p>-124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5">
            <text:p>YAUT-001725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340.0">
            <text:p>1634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4.65">
            <text:p>-114.6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9">
            <text:p>YAUT-00172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5880.0">
            <text:p>15880.0</text:p>
          </table:table-cell>
          <table:table-cell office:value-type="float" office:value="80.0">
            <text:p>8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3.2">
            <text:p>-113.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9">
            <text:p>YAUT-00171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800.0">
            <text:p>1680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3">
            <text:p>-115.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2">
            <text:p>YAUT-00171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340.0">
            <text:p>17340.0</text:p>
          </table:table-cell>
          <table:table-cell office:value-type="float" office:value="70.0">
            <text:p>7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6.11">
            <text:p>-116.1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0">
            <text:p>YAUT-00171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750.0">
            <text:p>1675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4">
            <text:p>-115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8">
            <text:p>YAUT-00082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40.0">
            <text:p>1604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3.82">
            <text:p>-113.8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3">
            <text:p>YAUT-00082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610.0">
            <text:p>1661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4.79">
            <text:p>-114.7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1">
            <text:p>YAUT-0008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100.0">
            <text:p>10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71">
            <text:p>-115.7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0">
            <text:p>YAUT-00082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800.0">
            <text:p>19800.0</text:p>
          </table:table-cell>
          <table:table-cell office:value-type="float" office:value="120.0">
            <text:p>120.0</text:p>
          </table:table-cell>
          <table:table-cell office:value-type="string" office:value="Mimachlamys australia">
            <text:p>Mimachlamys australi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-1.0">
            <text:p>-1.0</text:p>
          </table:table-cell>
          <table:table-cell office:value-type="float" office:value="-124.73">
            <text:p>-124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8">
            <text:p>YAUT-00081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50.0">
            <text:p>1625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4.19">
            <text:p>-114.1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1">
            <text:p>YAUT-0017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410.0">
            <text:p>16410.0</text:p>
          </table:table-cell>
          <table:table-cell office:value-type="float" office:value="230.0">
            <text:p>230.0</text:p>
          </table:table-cell>
          <table:table-cell office:value-type="string" office:value="Anodontia Lucini">
            <text:p>Anodontia Lucini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5.2">
            <text:p>-115.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7">
            <text:p>YAUT-028837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320.0">
            <text:p>17320.0</text:p>
          </table:table-cell>
          <table:table-cell office:value-type="float" office:value="60.0">
            <text:p>6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6.32">
            <text:p>-106.3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